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ika Basic" svg:font-family="'Andika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b2394" style:font-name="Andika Basic" fo:font-size="22pt" fo:text-shadow="1pt 1pt" style:text-underline-style="solid" style:text-underline-type="double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s ADMINISTRATIF</text:p>
      <text:p text:style-name="P1"/>
      <text:list xml:id="list881111554" text:style-name="L1">
        <text:list-item>
          <text:p text:style-name="P2">Gérer l'emploi du temps : <text:s/>La secrétaire clique sur " gérer l'emploi du temps ", puis choisit le département et le semestre. 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ika Basic" svg:font-family="'Andika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relie </meta:initial-creator>
    <meta:creation-date>2011-10-20T16:34:55</meta:creation-date>
    <dc:date>2011-10-20T16:40:42</dc:date>
    <dc:creator>aurelie </dc:creator>
    <meta:editing-duration>PT5M47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1" meta:paragraph-count="2" meta:word-count="27" meta:character-count="162"/>
  </office:meta>
</office:document-meta>
</file>